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B32BCA89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cm" svg:height="10cm" svg:x="-0.008cm" svg:y="-0.00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17:26:37.156097334</meta:creation-date>
    <dc:date>2016-04-25T15:55:19.746224324</dc:date>
    <meta:editing-duration>PT12M8S</meta:editing-duration>
    <meta:editing-cycles>7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minimum="0.7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>
        <chart:symbol-image xlink:href="Pictures/2000000A000000DF000000DFB32BCA89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3cm" chart:symbol-height="0.3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0.001cm" xlink:href="." xlink:type="simple" chart:class="chart:scatter" chart:style-name="ch1">
        <chart:legend svg:x="9.193cm" svg:y="0.608cm" style:legend-expansion="custom" chartooo:width="4.691cm" chartooo:height="1.831cm" style:legend-expansion-aspect-ratio="2.56198798470781" chart:style-name="ch2"/>
        <chart:plot-area chart:style-name="ch3" chart:data-source-has-labels="both" svg:x="0.765cm" svg:y="0.199cm" svg:width="13.68cm" svg:height="9.227cm">
          <chartooo:coordinate-region svg:x="1.757cm" svg:y="0.438cm" svg:width="12.317cm" svg:height="8.262cm"/>
          <chart:axis chart:dimension="x" chart:name="primary-x" chart:style-name="ch4" chartooo:axis-type="auto">
            <chart:title svg:x="7.111cm" svg:y="9.293cm" chart:style-name="ch5">
              <text:p>Time</text:p>
            </chart:title>
            <chart:categories table:cell-range-address="local-table.$A$2:.$A$8"/>
          </chart:axis>
          <chart:axis chart:dimension="y" chart:name="primary-y" chart:style-name="ch6">
            <chart:title svg:x="0cm" svg:y="5.61cm" chart:style-name="ch7">
              <text:p>Memory</text:p>
            </chart:title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9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series chart:style-name="ch10" chart:values-cell-range-address="local-table.$G$2:.$G$8" chart:label-cell-address="local-table.$G$1" chart:class="chart:scatter">
            <chart:domain table:cell-range-address="local-table.$F$2:.$F$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I-HOMs-All</text:p>
              </table:table-cell>
              <table:table-cell office:value-type="string">
                <text:p/>
              </table:table-cell>
              <table:table-cell office:value-type="string">
                <text:p>GI-HOMs-Sel</text:p>
              </table:table-cell>
              <table:table-cell office:value-type="string">
                <text:p/>
              </table:table-cell>
              <table:table-cell office:value-type="string">
                <text:p>GI-FOM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6634">
                <text:p>0.976634</text:p>
              </table:table-cell>
              <table:table-cell office:value-type="float" office:value="1">
                <text:p>1</text:p>
              </table:table-cell>
              <table:table-cell office:value-type="float" office:value="0.976634">
                <text:p>0.976634</text:p>
              </table:table-cell>
              <table:table-cell office:value-type="float" office:value="1">
                <text:p>1</text:p>
              </table:table-cell>
              <table:table-cell office:value-type="float" office:value="1.01958848860472">
                <text:p>1.01958848860472</text:p>
              </table:table-cell>
              <table:table-cell office:value-type="float" office:value="0.981509">
                <text:p>0.9815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5699777402645">
                <text:p>0.985699777402645</text:p>
              </table:table-cell>
              <table:table-cell office:value-type="float" office:value="0.988166">
                <text:p>0.988166</text:p>
              </table:table-cell>
              <table:table-cell office:value-type="float" office:value="0.994692114162704">
                <text:p>0.994692114162704</text:p>
              </table:table-cell>
              <table:table-cell office:value-type="float" office:value="0.988166">
                <text:p>0.988166</text:p>
              </table:table-cell>
              <table:table-cell office:value-type="float" office:value="0.991">
                <text:p>0.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228168480538">
                <text:p>1.00228168480538</text:p>
              </table:table-cell>
              <table:table-cell office:value-type="float" office:value="0.987796">
                <text:p>0.987796</text:p>
              </table:table-cell>
              <table:table-cell office:value-type="float" office:value="1.0049839341627">
                <text:p>1.0049839341627</text:p>
              </table:table-cell>
              <table:table-cell office:value-type="float" office:value="0.981509">
                <text:p>0.981509</text:p>
              </table:table-cell>
              <table:table-cell office:value-type="float" office:value="1.0080581141627">
                <text:p>1.0080581141627</text:p>
              </table:table-cell>
              <table:table-cell office:value-type="float" office:value="0.998151">
                <text:p>0.998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49839341627">
                <text:p>1.0049839341627</text:p>
              </table:table-cell>
              <table:table-cell office:value-type="float" office:value="0.981509">
                <text:p>0.981509</text:p>
              </table:table-cell>
              <table:table-cell office:value-type="float" office:value="1.00734813542735">
                <text:p>1.00734813542735</text:p>
              </table:table-cell>
              <table:table-cell office:value-type="float" office:value="0.954142">
                <text:p>0.954142</text:p>
              </table:table-cell>
              <table:table-cell office:value-type="float" office:value="1.03106624193432">
                <text:p>1.03106624193432</text:p>
              </table:table-cell>
              <table:table-cell office:value-type="float" office:value="0.910873">
                <text:p>0.910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788277542735">
                <text:p>1.00788277542735</text:p>
              </table:table-cell>
              <table:table-cell office:value-type="float" office:value="0.954142">
                <text:p>0.954142</text:p>
              </table:table-cell>
              <table:table-cell office:value-type="float" office:value="1.01703194193432">
                <text:p>1.01703194193432</text:p>
              </table:table-cell>
              <table:table-cell office:value-type="float" office:value="0.910873">
                <text:p>0.910873</text:p>
              </table:table-cell>
              <table:table-cell office:value-type="float" office:value="1.02124877542735">
                <text:p>1.02124877542735</text:p>
              </table:table-cell>
              <table:table-cell office:value-type="float" office:value="0.954142">
                <text:p>0.954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770024193432">
                <text:p>1.01770024193432</text:p>
              </table:table-cell>
              <table:table-cell office:value-type="float" office:value="0.910873">
                <text:p>0.910873</text:p>
              </table:table-cell>
              <table:table-cell office:value-type="float" office:value="1.1029820646501">
                <text:p>1.1029820646501</text:p>
              </table:table-cell>
              <table:table-cell office:value-type="float" office:value="0.802515">
                <text:p>0.802515</text:p>
              </table:table-cell>
              <table:table-cell office:value-type="float" office:value="1.1029820646501">
                <text:p>1.1029820646501</text:p>
              </table:table-cell>
              <table:table-cell office:value-type="float" office:value="0.802515">
                <text:p>0.802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029820646501">
                <text:p>1.1029820646501</text:p>
              </table:table-cell>
              <table:table-cell office:value-type="float" office:value="0.802515">
                <text:p>0.80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